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846" officeooo:paragraph-rsid="0001e846"/>
    </style:style>
    <style:style style:name="P2" style:family="paragraph" style:parent-style-name="Standard">
      <style:text-properties officeooo:rsid="00023e41" officeooo:paragraph-rsid="00023e41"/>
    </style:style>
    <style:style style:name="P3" style:family="paragraph" style:parent-style-name="Standard">
      <style:text-properties fo:font-size="14pt" fo:font-weight="bold" officeooo:rsid="00023e41" officeooo:paragraph-rsid="00023e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23e41" officeooo:paragraph-rsid="00023e4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deb5" officeooo:paragraph-rsid="0002deb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3bad" officeooo:paragraph-rsid="00033bad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2deb5" officeooo:paragraph-rsid="0002deb5"/>
    </style:style>
    <style:style style:name="T1" style:family="text">
      <style:text-properties officeooo:rsid="0002d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YAM.R</text:p>
      <text:p text:style-name="P1">1NT20IS413</text:p>
      <text:p text:style-name="P1">ML-LAB SEC C</text:p>
      <text:p text:style-name="P1"/>
      <text:p text:style-name="P7">1.MEAN</text:p>
      <text:p text:style-name="Standard">#mean</text:p>
      <text:p text:style-name="Standard">def mean(list):</text:p>
      <text:p text:style-name="Standard"><text:s text:c="4"/></text:p>
      <text:p text:style-name="Standard"><text:s text:c="4"/>sum=0</text:p>
      <text:p text:style-name="Standard"><text:s text:c="4"/>for i in list:</text:p>
      <text:p text:style-name="Standard"><text:s text:c="8"/>sum=sum+i</text:p>
      <text:p text:style-name="Standard"/>
      <text:p text:style-name="Standard"><text:s text:c="4"/>mean=sum/len(list)</text:p>
      <text:p text:style-name="Standard"><text:s text:c="4"/>return mean</text:p>
      <text:p text:style-name="Standard">list = [115.3,195.5,120.5,110.2,90.4,105.6,110.9,116.3,122.3,125.4]</text:p>
      <text:p text:style-name="Standard">print(mean(list))</text:p>
      <text:p text:style-name="Standard"/>
      <text:p text:style-name="Standard"/>
      <text:p text:style-name="Standard"/>
      <text:p text:style-name="Standard">#median</text:p>
      <text:p text:style-name="Standard"/>
      <text:p text:style-name="Standard">l1 = [115.3,195.5,120.5,110.2,90.4,105.6,110.9,116.3,122.3,125.4]</text:p>
      <text:p text:style-name="Standard">i=int(len(l1)/2)</text:p>
      <text:p text:style-name="Standard">if i%2==0:</text:p>
      <text:p text:style-name="Standard"><text:s text:c="4"/>res=(l1[i]+l1[i+1])/2</text:p>
      <text:p text:style-name="Standard">else:</text:p>
      <text:p text:style-name="Standard"><text:s text:c="4"/>res=l1[i]</text:p>
      <text:p text:style-name="Standard">res</text:p>
      <text:p text:style-name="Standard"/>
      <text:p text:style-name="Standard"/>
      <text:p text:style-name="Standard"/>
      <text:p text:style-name="Standard">#mode</text:p>
      <text:p text:style-name="Standard">l1 = [115.3,195.5,120.5,110.2,90.4,105.6,110.9,116.3,122.3,125.4]</text:p>
      <text:p text:style-name="Standard">d={}</text:p>
      <text:p text:style-name="Standard">for i in l1:</text:p>
      <text:p text:style-name="Standard"><text:s text:c="4"/>if i in d:</text:p>
      <text:p text:style-name="Standard"><text:s text:c="8"/>d[i]=d[i]+1</text:p>
      <text:p text:style-name="Standard"><text:s text:c="4"/>else:</text:p>
      <text:p text:style-name="Standard"><text:s text:c="8"/>d[i]=1</text:p>
      <text:p text:style-name="Standard">maxi=0</text:p>
      <text:p text:style-name="Standard">for i in d:</text:p>
      <text:p text:style-name="Standard"><text:s text:c="4"/>if(d[i]&gt;maxi):</text:p>
      <text:p text:style-name="Standard"><text:s text:c="8"/>maxi=d[i]</text:p>
      <text:p text:style-name="Standard"><text:s text:c="8"/>ans=i</text:p>
      <text:p text:style-name="Standard">print(ans)</text:p>
      <text:p text:style-name="Standard"/>
      <text:p text:style-name="Standard"/>
      <text:p text:style-name="Standard">def vari(l):</text:p>
      <text:p text:style-name="Standard"><text:s text:c="4"/>ans = mean(l)</text:p>
      <text:p text:style-name="Standard"><text:s text:c="4"/>print(ans)</text:p>
      <text:p text:style-name="Standard"><text:s text:c="4"/>sum1=0</text:p>
      <text:p text:style-name="Standard"><text:soft-page-break/><text:s text:c="4"/>for i in l:</text:p>
      <text:p text:style-name="Standard"><text:s text:c="8"/>sum1+=(ans-i)**2</text:p>
      <text:p text:style-name="Standard"/>
      <text:p text:style-name="Standard"><text:s text:c="4"/>return sum1/len(l) <text:s text:c="2"/></text:p>
      <text:p text:style-name="Standard">l = [115.3, 195.5, 120, 110.2, 90, 105.6, 110.9,120,195.5,115.3, 116.3, 122.3, 125.4,120]</text:p>
      <text:p text:style-name="Standard">print(vari(l))</text:p>
      <text:p text:style-name="Standard"/>
      <text:p text:style-name="Standard">def sd(l):</text:p>
      <text:p text:style-name="Standard"><text:s text:c="4"/>temp = vari(l)</text:p>
      <text:p text:style-name="Standard"><text:s text:c="4"/>return temp**0.5</text:p>
      <text:p text:style-name="Standard"/>
      <text:p text:style-name="Standard"/>
      <text:p text:style-name="Standard"/>
      <text:p text:style-name="Standard">a = [115.3, 195.5, 120, 110.2, 90, 105.6, 110.9,120,195.5,115.3, 116.3, 122.3, 125.4,120]</text:p>
      <text:p text:style-name="Standard">print(sd(a))</text:p>
      <text:p text:style-name="Standard"/>
      <text:p text:style-name="Standard"/>
      <text:p text:style-name="Standard">#median</text:p>
      <text:p text:style-name="Standard">def median(l1):</text:p>
      <text:p text:style-name="Standard"><text:s text:c="4"/>i=int(len(l1)/2)</text:p>
      <text:p text:style-name="Standard"><text:s text:c="4"/>if i%2==0:</text:p>
      <text:p text:style-name="Standard"><text:s text:c="8"/>res=(l1[i]+l1[i+1])/2</text:p>
      <text:p text:style-name="Standard"><text:s text:c="4"/>else:</text:p>
      <text:p text:style-name="Standard"><text:s text:c="8"/>res=l1[i]</text:p>
      <text:p text:style-name="Standard"><text:s text:c="4"/>return res</text:p>
      <text:p text:style-name="Standard"/>
      <text:p text:style-name="Standard">l1 = [115.3,195.5,120.5,110.2,90.4,105.6,110.9,116.3,122.3,125.4]</text:p>
      <text:p text:style-name="Standard">print(median(l1))</text:p>
      <text:p text:style-name="Standard"/>
      <text:p text:style-name="Standard"><text:s text:c="4"/></text:p>
      <text:p text:style-name="P3"><text:span text:style-name="T1">2.</text:span>kmeans</text:p>
      <text:p text:style-name="P4">def getSquaredDistance(point1, point2):</text:p>
      <text:p text:style-name="P4"><text:s text:c="4"/>return round(((point2[0] - point1[0])**2 + (point2[1] - point1[1])**2),4)</text:p>
      <text:p text:style-name="P4"/>
      <text:p text:style-name="P4">def getDistanceFromPoints(centroids, datapoints):</text:p>
      <text:p text:style-name="P4"><text:s text:c="4"/>distance_from_cluster = [] <text:s text:c="4"/># [cluster1_distances, cluster2_distances,...]</text:p>
      <text:p text:style-name="P4"><text:s text:c="4"/>intermediate_result = []</text:p>
      <text:p text:style-name="P4"><text:s text:c="4"/>for i in centroids:</text:p>
      <text:p text:style-name="P4"><text:s text:c="8"/>for j in datapoints:</text:p>
      <text:p text:style-name="P4"><text:s text:c="12"/>intermediate_result.append(getSquaredDistance(i,j))</text:p>
      <text:p text:style-name="P4"><text:s text:c="8"/>distance_from_cluster.append(intermediate_result)</text:p>
      <text:p text:style-name="P4"><text:s text:c="8"/>intermediate_result = [] <text:s text:c="2"/># reset intermediate_result as empty list</text:p>
      <text:p text:style-name="P4"><text:s text:c="4"/>return distance_from_cluster</text:p>
      <text:p text:style-name="P4"/>
      <text:p text:style-name="P4"/>
      <text:p text:style-name="P4">def printResult(centroids, point_to_cluster_mapping):</text:p>
      <text:p text:style-name="P4"><text:s text:c="4"/>for i in range(len(centroids)):</text:p>
      <text:p text:style-name="P4"><text:s text:c="8"/>print("Centroid",i,centroids[i])</text:p>
      <text:p text:style-name="P4"><text:s text:c="4"/>for i in point_to_cluster_mapping:</text:p>
      <text:p text:style-name="P4"><text:s text:c="8"/>print("Point: ",i,"Cluster:",point_to_cluster_mapping[i])</text:p>
      <text:p text:style-name="P4"/>
      <text:p text:style-name="P4">def kmeansclustering(centroids, datapoints):</text:p>
      <text:p text:style-name="P4"><text:soft-page-break/><text:s text:c="4"/>'''</text:p>
      <text:p text:style-name="P4"><text:s text:c="4"/>Driver code for K-Means clustering</text:p>
      <text:p text:style-name="P4"><text:s text:c="4"/>'''</text:p>
      <text:p text:style-name="P4"><text:s text:c="4"/>k = len(centroids)</text:p>
      <text:p text:style-name="P4"><text:s text:c="4"/>distance_from_cluster = getDistanceFromPoints(centroids, datapoints) # [cluster1_distances, cluster2_distances,...]</text:p>
      <text:p text:style-name="P4"><text:s text:c="4"/></text:p>
      <text:p text:style-name="P4"><text:s text:c="4"/></text:p>
      <text:p text:style-name="P4"><text:s text:c="4"/># assign each datapoint to the nearest cluster</text:p>
      <text:p text:style-name="P4"><text:s text:c="4"/></text:p>
      <text:p text:style-name="P4"><text:s text:c="4"/>point_to_cluster_mapping = {} <text:s text:c="2"/># point -&gt; cluster</text:p>
      <text:p text:style-name="P4"><text:s text:c="4"/>max_valued_cluster = 0</text:p>
      <text:p text:style-name="P4"><text:s text:c="4"/>for i in range(len(datapoints)):</text:p>
      <text:p text:style-name="P4"><text:s text:c="8"/>point_to_cluster_mapping[i] = None <text:s/># initial mapping as None</text:p>
      <text:p text:style-name="P4"><text:s text:c="8"/>for cluster in range(len(centroids)):</text:p>
      <text:p text:style-name="P4"><text:s text:c="12"/>if distance_from_cluster[cluster][i] &lt; distance_from_cluster[max_valued_cluster][i]:</text:p>
      <text:p text:style-name="P4"><text:s text:c="16"/>max_valued_cluster = cluster</text:p>
      <text:p text:style-name="P4"><text:s text:c="8"/>point_to_cluster_mapping[i] = max_valued_cluster</text:p>
      <text:p text:style-name="P4"><text:s text:c="4"/></text:p>
      <text:p text:style-name="P4"><text:s text:c="4"/># compute new centroids by averaging with new points</text:p>
      <text:p text:style-name="P4"><text:s text:c="4"/>cluster_counter = 0 <text:s text:c="6"/># [cluster1_new_elements_added, cluster2_new_elements_added...]</text:p>
      <text:p text:style-name="P4"><text:s text:c="4"/>for i in range(len(centroids)):</text:p>
      <text:p text:style-name="P4"><text:s text:c="8"/>for j in point_to_cluster_mapping:</text:p>
      <text:p text:style-name="P4"><text:s text:c="12"/>if point_to_cluster_mapping[j] == i:</text:p>
      <text:p text:style-name="P4"><text:s text:c="16"/>centroids[i][0] += datapoints[j][0] <text:s text:c="2"/># x-coordinate adding</text:p>
      <text:p text:style-name="P4"><text:s text:c="16"/>centroids[i][1] += datapoints[j][1] <text:s text:c="2"/># y-coordinate adding</text:p>
      <text:p text:style-name="P4"><text:s text:c="16"/>cluster_counter += 1</text:p>
      <text:p text:style-name="P4"><text:s text:c="8"/>if cluster_counter != 0:</text:p>
      <text:p text:style-name="P4"><text:s text:c="12"/>centroids[i][0] = round(centroids[i][0]/cluster_counter,4)</text:p>
      <text:p text:style-name="P4"><text:s text:c="12"/>centroids[i][1] = round(centroids[i][1]/cluster_counter,4)</text:p>
      <text:p text:style-name="P4"><text:s text:c="12"/>cluster_counter = 0</text:p>
      <text:p text:style-name="P4"><text:s text:c="8"/></text:p>
      <text:p text:style-name="P4"><text:s text:c="4"/>printResult(centroids, point_to_cluster_mapping)</text:p>
      <text:p text:style-name="P4"><text:s text:c="4"/>return centroids</text:p>
      <text:p text:style-name="P4"/>
      <text:p text:style-name="P4"/>
      <text:p text:style-name="P4">def kmeans_iterator(centroids, datapoints):</text:p>
      <text:p text:style-name="P4"><text:s text:c="4"/>old_centroids = centroids</text:p>
      <text:p text:style-name="P4"><text:s text:c="4"/>new_centroids = centroids</text:p>
      <text:p text:style-name="P4"><text:s text:c="4"/>iteration = 0</text:p>
      <text:p text:style-name="P4"><text:s text:c="4"/></text:p>
      <text:p text:style-name="P4"><text:s text:c="4"/>while iteration != 15:</text:p>
      <text:p text:style-name="P4"><text:s text:c="8"/>iteration += 1</text:p>
      <text:p text:style-name="P4"><text:s text:c="8"/>print("\nIteration ", iteration)</text:p>
      <text:p text:style-name="P4"><text:s text:c="8"/>old_centroids = new_centroids</text:p>
      <text:p text:style-name="P4"><text:s text:c="8"/>new_centroids = kmeansclustering(new_centroids, datapoints) <text:s/></text:p>
      <text:p text:style-name="P4"/>
      <text:p text:style-name="P4"/>
      <text:p text:style-name="P4">centroids = [[2,10], [5,8], [1,2]]</text:p>
      <text:p text:style-name="P4">datapoints = [[2,10], [2,5], [8,4], [5,8], [7,5], [6,4], [1,2], [4,9]]</text:p>
      <text:p text:style-name="P4"/>
      <text:p text:style-name="P4"/>
      <text:p text:style-name="P4"><text:soft-page-break/>kmeans_iterator(centroids, datapoints)</text:p>
      <text:p text:style-name="P4"/>
      <text:p text:style-name="P5">3.decision tree</text:p>
      <text:p text:style-name="P5">import pandas as pd</text:p>
      <text:p text:style-name="P5">import numpy as np</text:p>
      <text:p text:style-name="P5">import matplotlib.pyplot as plt</text:p>
      <text:p text:style-name="P5"/>
      <text:p text:style-name="P5">df= pd.read_csv("/home/ignis/Documents/123.csv")</text:p>
      <text:p text:style-name="P5">df.head()</text:p>
      <text:p text:style-name="P5"/>
      <text:p text:style-name="P5">class_type_output = df["class_type"]</text:p>
      <text:p text:style-name="P5">df = df.drop("class_type", axis=1).drop("animal_name",axis=1)</text:p>
      <text:p text:style-name="P5">print(df)</text:p>
      <text:p text:style-name="P5">from sklearn.model_selection import train_test_split</text:p>
      <text:p text:style-name="P5">x_train, x_test, y_train, y_test = train_test_split(df, class_type_output, test_size=0.20)</text:p>
      <text:p text:style-name="P5"/>
      <text:p text:style-name="P5"/>
      <text:p text:style-name="P5">from sklearn.tree import DecisionTreeClassifier</text:p>
      <text:p text:style-name="P5">classifier = DecisionTreeClassifier()</text:p>
      <text:p text:style-name="P5">classifier.fit(x_train, y_train)</text:p>
      <text:p text:style-name="P5"/>
      <text:p text:style-name="P5"/>
      <text:p text:style-name="P5">y_prediction = classifier.predict(x_test)</text:p>
      <text:p text:style-name="P5">y_prediction</text:p>
      <text:p text:style-name="P5"/>
      <text:p text:style-name="P5"/>
      <text:p text:style-name="P5">from sklearn.metrics import classification_report, confusion_matrix, accuracy_score</text:p>
      <text:p text:style-name="P5">confusion_matrix(y_test,y_prediction)</text:p>
      <text:p text:style-name="P5"/>
      <text:p text:style-name="P5"/>
      <text:p text:style-name="P5">print(classification_report(y_test, y_prediction))</text:p>
      <text:p text:style-name="P5"/>
      <text:p text:style-name="P5"/>
      <text:p text:style-name="P5">print(accuracy_score(y_test, y_prediction))</text:p>
      <text:p text:style-name="P5"/>
      <text:p text:style-name="P5"/>
      <text:p text:style-name="P5">predicted_class = list(y_prediction)</text:p>
      <text:p text:style-name="P5">actual_class = list(y_test)</text:p>
      <text:p text:style-name="P5">for i in range(len(predicted_class)):</text:p>
      <text:p text:style-name="P5"><text:s text:c="4"/>print("Predicted class =", predicted_class[i],"\tActual class =",actual_class[i])</text:p>
      <text:p text:style-name="P5"/>
      <text:p text:style-name="P6">4.linear regression</text:p>
      <text:p text:style-name="P6">import pandas as pd</text:p>
      <text:p text:style-name="P6">import matplotlib.pyplot as plt</text:p>
      <text:p text:style-name="P6"/>
      <text:p text:style-name="P6"/>
      <text:p text:style-name="P6">df = pd.read_csv("/home/ignis/Documents/SHYAM.csv")</text:p>
      <text:p text:style-name="P6">df</text:p>
      <text:p text:style-name="P6"/>
      <text:p text:style-name="P6"/>
      <text:p text:style-name="P6">df.plot(x="Hours", y="Scores", style="o")</text:p>
      <text:p text:style-name="P6">plt.show()</text:p>
      <text:p text:style-name="P6"><text:soft-page-break/></text:p>
      <text:p text:style-name="P6"/>
      <text:p text:style-name="P6">x_mean = df["Hours"].mean()</text:p>
      <text:p text:style-name="P6">y_mean = df["Scores"].mean()</text:p>
      <text:p text:style-name="P6">print(x_mean, y_mean)</text:p>
      <text:p text:style-name="P6"/>
      <text:p text:style-name="P6"/>
      <text:p text:style-name="P6">df["x"] = df["Hours"] - x_mean</text:p>
      <text:p text:style-name="P6">df["y"] = df["Scores"] - y_mean</text:p>
      <text:p text:style-name="P6">df["x*y"] = df["x"] * df["y"]</text:p>
      <text:p text:style-name="P6">df["x^2"] = df["x"]**2</text:p>
      <text:p text:style-name="P6">df["y^2"] = df["y"]**2</text:p>
      <text:p text:style-name="P6">df</text:p>
      <text:p text:style-name="P6"/>
      <text:p text:style-name="P6"/>
      <text:p text:style-name="P6">summation_x_y = df["x*y"].sum()</text:p>
      <text:p text:style-name="P6">summation_x_squared = df["x^2"].sum()</text:p>
      <text:p text:style-name="P6">summation_y_squared = df["y^2"].sum()</text:p>
      <text:p text:style-name="P6">print(summation_x_y, summation_x_squared, summation_y_squared)</text:p>
      <text:p text:style-name="P6"/>
      <text:p text:style-name="P6"/>
      <text:p text:style-name="P6">correlation = summation_x_y / (summation_x_squared * summation_y_squared)**0.5</text:p>
      <text:p text:style-name="P6">correlation</text:p>
      <text:p text:style-name="P6"/>
      <text:p text:style-name="P6"/>
      <text:p text:style-name="P6">def getMean(numbers):</text:p>
      <text:p text:style-name="P6"><text:s text:c="4"/>if len(numbers) == 0:</text:p>
      <text:p text:style-name="P6"><text:s text:c="8"/>return None</text:p>
      <text:p text:style-name="P6"><text:s text:c="4"/>else:</text:p>
      <text:p text:style-name="P6"><text:s text:c="8"/>current_sum = 0</text:p>
      <text:p text:style-name="P6"><text:s text:c="8"/>for i in numbers:</text:p>
      <text:p text:style-name="P6"><text:s text:c="12"/>current_sum += i</text:p>
      <text:p text:style-name="P6"><text:s text:c="12"/>current_avg = current_sum/len(numbers)</text:p>
      <text:p text:style-name="P6"><text:s text:c="8"/>return current_avg</text:p>
      <text:p text:style-name="P6"/>
      <text:p text:style-name="P6">def getStandardDeviation(numbers):</text:p>
      <text:p text:style-name="P6"><text:s text:c="4"/>if len(numbers) == 0:</text:p>
      <text:p text:style-name="P6"><text:s text:c="8"/>return 0</text:p>
      <text:p text:style-name="P6"><text:s text:c="4"/>else:</text:p>
      <text:p text:style-name="P6"><text:s text:c="8"/>mean = getMean(numbers)</text:p>
      <text:p text:style-name="P6"><text:s text:c="8"/>std_deviation = 0</text:p>
      <text:p text:style-name="P6"><text:s text:c="8"/>for i in numbers:</text:p>
      <text:p text:style-name="P6"><text:s text:c="12"/>std_deviation += (i - mean)**2</text:p>
      <text:p text:style-name="P6"><text:s text:c="8"/>return (std_deviation/len(numbers))**0.5</text:p>
      <text:p text:style-name="P6"/>
      <text:p text:style-name="P6"/>
      <text:p text:style-name="P6">std_deviation_x = getStandardDeviation(df["x"].tolist())</text:p>
      <text:p text:style-name="P6">std_deviation_y = getStandardDeviation(df["y"].tolist())</text:p>
      <text:p text:style-name="P6">print(std_deviation_x, std_deviation_y)</text:p>
      <text:p text:style-name="P6"/>
      <text:p text:style-name="P6">m = correlation * (std_deviation_y / std_deviation_x)</text:p>
      <text:p text:style-name="P6">m</text:p>
      <text:p text:style-name="P6"><text:soft-page-break/></text:p>
      <text:p text:style-name="P6"/>
      <text:p text:style-name="P6">c = df["Scores"].mean() - m * df["Hours"].mean()</text:p>
      <text:p text:style-name="P6">c</text:p>
      <text:p text:style-name="P6"/>
      <text:p text:style-name="P6"/>
      <text:p text:style-name="P6">df["y_prediction"] = m * df["Hours"] + c</text:p>
      <text:p text:style-name="P6">df</text:p>
      <text:p text:style-name="P6"/>
      <text:p text:style-name="P6"/>
      <text:p text:style-name="P6">plot1 = plt.scatter(df["Hours"], df["Scores"])</text:p>
      <text:p text:style-name="P6">plot2 = plt.scatter(df["Hours"], df["y_prediction"])</text:p>
      <text:p text:style-name="P6">plt.show()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0:30:29.134756193</meta:creation-date>
    <dc:date>2022-11-04T11:41:11.427058005</dc:date>
    <meta:editing-duration>PT56M18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6" meta:paragraph-count="201" meta:word-count="584" meta:character-count="6368" meta:non-whitespace-character-count="5297"/>
  </office:meta>
</office:document-meta>
</file>